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 style:list-style-name="L1"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2">
      <style:text-properties style:font-name="Aria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nificación de la memoria del PFC:</text:span></text:p>
      <text:list xml:id="list38165302" text:style-name="L1">
        <text:list-item>
          <text:p text:style-name="P3">Introducción (Dioni: 4 páginas | Pinturas: 2 páginas)</text:p>
        </text:list-item>
        <text:list-item>
          <text:p text:style-name="P3">Planificación (D:2|P:3)</text:p>
        </text:list-item>
        <text:list-item>
          <text:p text:style-name="P3">Descripción general (D:2|P:3)</text:p>
        </text:list-item>
        <text:list-item>
          <text:p text:style-name="P3">Análisis (D:54|P:137)</text:p>
          <text:list>
            <text:list-item>
              <text:p text:style-name="P3">Casos de uso (D:50|P:137)</text:p>
              <text:list>
                <text:list-item>
                  <text:p text:style-name="P3">Hay hechos 20 casos de uso, faltan algunos.</text:p>
                </text:list-item>
                <text:list-item>
                  <text:p text:style-name="P3">Hay que incluir diagramas de CU por subsistemas</text:p>
                </text:list-item>
                <text:list-item>
                  <text:p text:style-name="P3">En cada caso de uso hay que meter el diagrama de secuencia y el contrato de la operación.</text:p>
                </text:list-item>
                <text:list-item>
                  <text:p text:style-name="P3">Diagrama conceptual de datos (D:4)</text:p>
                </text:list-item>
                <text:list-item>
                  <text:p text:style-name="P3">Diagrama</text:p>
                </text:list-item>
                <text:list-item>
                  <text:p text:style-name="P3">Restricciones de integridad</text:p>
                </text:list-item>
                <text:list-item>
                  <text:p text:style-name="P3">Reglas de derivación</text:p>
                </text:list-item>
              </text:list>
            </text:list-item>
          </text:list>
        </text:list-item>
        <text:list-item>
          <text:p text:style-name="P3">Diseño (D:32|P:26)</text:p>
          <text:list>
            <text:list-item>
              <text:p text:style-name="P3">Explicar el patrón utilizado (MVC)</text:p>
            </text:list-item>
            <text:list-item>
              <text:p text:style-name="P3">Diseño de la capa de datos</text:p>
              <text:list>
                <text:list-item>
                  <text:p text:style-name="P3">Diseño conceptual de la BD</text:p>
                </text:list-item>
                <text:list-item>
                  <text:p text:style-name="P3">Relaciones</text:p>
                </text:list-item>
                <text:list-item>
                  <text:p text:style-name="P3">Atributos</text:p>
                </text:list-item>
                <text:list-item>
                  <text:p text:style-name="P3">Diagrama E-R</text:p>
                </text:list-item>
                <text:list-item>
                  <text:p text:style-name="P3">Diseño lógico de la BD</text:p>
                </text:list-item>
                <text:list-item>
                  <text:p text:style-name="P3">Normalización</text:p>
                </text:list-item>
                <text:list-item>
                  <text:p text:style-name="P3">Diseño físico de la BD</text:p>
                </text:list-item>
              </text:list>
            </text:list-item>
            <text:list-item>
              <text:p text:style-name="P3">Diseño de la capa de dominio (supongo que controlador)</text:p>
              <text:list>
                <text:list-item>
                  <text:p text:style-name="P3">Mostrar métodos de mayor relevancia</text:p>
                </text:list-item>
                <text:list-item>
                  <text:p text:style-name="P3">Diagrama de clases de diseño (Por subsistema)</text:p>
                </text:list-item>
                <text:list-item>
                  <text:p text:style-name="P3">Diagramas de interacción (Se muestra un diagrama por cada subsistema)</text:p>
                </text:list-item>
                <text:list-item>
                  <text:p text:style-name="P3">Descripción de todos los contratos de operaciones (una línea por cada)</text:p>
                </text:list-item>
              </text:list>
            </text:list-item>
            <text:list-item>
              <text:p text:style-name="P3">Diseño de la capa de presentación</text:p>
              <text:list>
                <text:list-item>
                  <text:p text:style-name="P3">Descripción de los elementos de la interfaz:</text:p>
                  <text:list>
                    <text:list-item>
                      <text:p text:style-name="P3">Menú, formularios, etc. En mi caso también las pantallas de calendario y horario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Implementación (D:4|P:12)</text:p>
          <text:list>
            <text:list-item>
              <text:p text:style-name="P3">Distribución de directorios</text:p>
            </text:list-item>
            <text:list-item>
              <text:p text:style-name="P3">Herramientas de desarrollo</text:p>
            </text:list-item>
            <text:list-item>
              <text:p text:style-name="P3">Problemas durante la implementación.</text:p>
            </text:list-item>
          </text:list>
        </text:list-item>
        <text:list-item>
          <text:p text:style-name="P3">Pruebas y validaciones (D:4|P:4)</text:p>
          <text:list>
            <text:list-item>
              <text:p text:style-name="P3">Pruebas sobre los datos</text:p>
            </text:list-item>
            <text:list-item>
              <text:p text:style-name="P3">Pruebas sobre la interfaz</text:p>
            </text:list-item>
            <text:list-item>
              <text:p text:style-name="P3">Especificación del diseño de las pruebas</text:p>
              <text:list>
                <text:list-item>
                  <text:p text:style-name="P3">Nota: Aquí podría meter alguna captura del debugger de NetBeans</text:p>
                </text:list-item>
              </text:list>
            </text:list-item>
          </text:list>
        </text:list-item>
        <text:list-item>
          <text:p text:style-name="P3">Conclusiones (D:2|P:4)</text:p>
          <text:list>
            <text:list-item>
              <text:p text:style-name="P3">Generales</text:p>
            </text:list-item>
            <text:list-item>
              <text:p text:style-name="P3">Conocimientos adquiridos</text:p>
            </text:list-item>
            <text:list-item>
              <text:p text:style-name="P3">Futuro</text:p>
            </text:list-item>
          </text:list>
        </text:list-item>
        <text:list-item>
          <text:p text:style-name="P3">Manual de instalación (D:4)</text:p>
        </text:list-item>
        <text:list-item>
          <text:p text:style-name="P3">Manual de usuario (D:22|P:43)</text:p>
        </text:list-item>
        <text:list-item>
          <text:p text:style-name="P3">SQL </text:p>
        </text:list-item>
      </text:list>
      <text:p text:style-name="P2"><text:soft-page-break/></text:p>
      <text:list xml:id="list38553873" text:style-name="L2">
        <text:list-item>
          <text:p text:style-name="P4">28/11/2011</text:p>
          <text:list>
            <text:list-item>
              <text:p text:style-name="P4">Seguir con Casos de uso</text:p>
              <text:list>
                <text:list-item>
                  <text:p text:style-name="P4">Faltarían:</text:p>
                  <text:list>
                    <text:list-item>
                      <text:p text:style-name="P4">Ver detalle de evento del calendario</text:p>
                    </text:list-item>
                    <text:list-item>
                      <text:p text:style-name="P4">Seleccionar grupos de horario</text:p>
                    </text:list-item>
                    <text:list-item>
                      <text:p text:style-name="P4">Editar horario tipo</text:p>
                    </text:list-item>
                    <text:list-item>
                      <text:p text:style-name="P4">Editar horario de semana inicial</text:p>
                    </text:list-item>
                    <text:list-item>
                      <text:p text:style-name="P4">Añadir grupo de teoría/horario</text:p>
                    </text:list-item>
                    <text:list-item>
                      <text:p text:style-name="P4">Borrar grupo de teoría/horario</text:p>
                    </text:list-item>
                    <text:list-item>
                      <text:p text:style-name="P4">Creación de aula</text:p>
                    </text:list-item>
                    <text:list-item>
                      <text:p text:style-name="P4">Asignación de aula</text:p>
                    </text:list-item>
                    <text:list-item>
                      <text:p text:style-name="P4">Borrar aula</text:p>
                    </text:list-item>
                    <text:list-item>
                      <text:p text:style-name="P4">Editar aula</text:p>
                    </text:list-item>
                    <text:list-item>
                      <text:p text:style-name="P4">Ver ocupación de aula</text:p>
                    </text:list-item>
                    <text:list-item>
                      <text:p text:style-name="P4">Exportar horario</text:p>
                    </text:list-item>
                    <text:list-item>
                      <text:p text:style-name="P4">Exportar calendario</text:p>
                    </text:list-item>
                    <text:list-item>
                      <text:p text:style-name="P4">Importar Plan Docente</text:p>
                    </text:list-item>
                    <text:list-item>
                      <text:p text:style-name="P4">Importar Asignatura</text:p>
                    </text:list-item>
                    <text:list-item>
                      <text:p text:style-name="P4">Importar Titulación</text:p>
                    </text:list-item>
                    <text:list-item>
                      <text:p text:style-name="P4">Guardar/Asignar slot de horari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29/11/2011</text:p>
          <text:list>
            <text:list-item>
              <text:p text:style-name="P4">Diagramas de secuencia y los contratos de operaciones.</text:p>
            </text:list-item>
            <text:list-item>
              <text:p text:style-name="P4">Introducción</text:p>
            </text:list-item>
            <text:list-item>
              <text:p text:style-name="P4">Descripción general / Conceptos Básicos</text:p>
            </text:list-item>
          </text:list>
        </text:list-item>
        <text:list-item>
          <text:p text:style-name="P4">30/11/2011</text:p>
          <text:list>
            <text:list-item>
              <text:p text:style-name="P4">Diseño</text:p>
            </text:list-item>
          </text:list>
        </text:list-item>
        <text:list-item>
          <text:p text:style-name="P4">1/12/2011</text:p>
          <text:list>
            <text:list-item>
              <text:p text:style-name="P4">Implementación</text:p>
            </text:list-item>
            <text:list-item>
              <text:p text:style-name="P4">Pruebas</text:p>
            </text:list-item>
            <text:list-item>
              <text:p text:style-name="P4">Conclusiones</text:p>
            </text:list-item>
          </text:list>
        </text:list-item>
        <text:list-item>
          <text:p text:style-name="P4">2/12/2011</text:p>
          <text:list>
            <text:list-item>
              <text:p text:style-name="P4">Manual de instalación</text:p>
            </text:list-item>
            <text:list-item>
              <text:p text:style-name="P4">Manual de usuario</text:p>
            </text:list-item>
          </text:list>
        </text:list-item>
        <text:list-item>
          <text:p text:style-name="P4">3/12/2011</text:p>
          <text:list>
            <text:list-item>
              <text:p text:style-name="P4">Terminar lo que falte de la memoria</text:p>
            </text:list-item>
            <text:list-item>
              <text:p text:style-name="P4">Implementar lo que falta del código:</text:p>
              <text:list>
                <text:list-item>
                  <text:p text:style-name="P4">Mejorar diseño</text:p>
                  <text:list>
                    <text:list-item>
                      <text:p text:style-name="P4">Añadir iconos</text:p>
                    </text:list-item>
                    <text:list-item>
                      <text:p text:style-name="P4">Lugar del link de ver ocupación de aula en editar horario</text:p>
                    </text:list-item>
                  </text:list>
                </text:list-item>
                <text:list-item>
                  <text:p text:style-name="P4">Mejorar navegación</text:p>
                  <text:list>
                    <text:list-item>
                      <text:p text:style-name="P4">Faltan links de exportación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8:03:32.19</meta:creation-date>
    <meta:print-date>2011-11-28T18:57:16.54</meta:print-date>
    <meta:document-statistic meta:table-count="0" meta:image-count="0" meta:object-count="0" meta:page-count="2" meta:paragraph-count="88" meta:word-count="439" meta:character-count="2433" meta:non-whitespace-character-count="2168"/>
    <dc:date>2011-11-28T22:56:57.61</dc:date>
    <meta:editing-duration>PT4H6M14S</meta:editing-duration>
    <meta:editing-cycles>1</meta:editing-cycles>
    <meta:generator>LibreOffice/3.4$Win32 LibreOffice_project/340m1$Build-402</meta:generator>
  </office:meta>
</office:document-meta>
</file>